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18:17:56.907000000</dc:date>
    <meta:editing-cycles>232</meta:editing-cycles>
    <meta:generator>LibreOffice/7.4.1.2$Windows_X86_64 LibreOffice_project/3c58a8f3a960df8bc8fd77b461821e42c061c5f0</meta:generator>
    <meta:editing-duration>PT8H9M1S</meta:editing-duration>
    <meta:document-statistic meta:table-count="0" meta:image-count="0" meta:object-count="0" meta:page-count="47" meta:paragraph-count="577" meta:word-count="12050" meta:character-count="67114" meta:non-whitespace-character-count="52859"/>
  </office:meta>
</office:document-meta>
</file>